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ee3d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bee3d3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5" table:default-cell-style-name="ce7"/>
        <table:table-row table:style-name="ro1">
          <table:table-cell table:style-name="ce1" office:value-type="string" calcext:value-type="string" table:number-columns-spanned="6" table:number-rows-spanned="1">
            <text:p>Nombre de bloc traités en 3 secondes</text:p>
          </table:table-cell>
          <table:covered-table-cell table:style-name="ce5"/>
          <table:covered-table-cell table:number-columns-repeated="4" table:style-name="Default"/>
        </table:table-row>
        <table:table-row table:style-name="ro2">
          <table:table-cell table:style-name="ce2" table:number-columns-spanned="1" table:number-rows-spanned="2"/>
          <table:table-cell table:style-name="ce5" office:value-type="string" calcext:value-type="string" table:number-columns-spanned="5" table:number-rows-spanned="1">
            <text:p>Taille de bloc</text:p>
          </table:table-cell>
          <table:covered-table-cell table:number-columns-repeated="4" table:style-name="Default"/>
        </table:table-row>
        <table:table-row table:style-name="ro2">
          <table:covered-table-cell table:style-name="Default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8192" calcext:value-type="float">
            <text:p>8192</text:p>
          </table:table-cell>
        </table:table-row>
        <table:table-row table:style-name="ro2">
          <table:table-cell office:value-type="string" calcext:value-type="string">
            <text:p>Aria-128</text:p>
          </table:table-cell>
          <table:table-cell office:value-type="float" office:value="1301158" calcext:value-type="float">
            <text:p>1301158</text:p>
          </table:table-cell>
          <table:table-cell office:value-type="float" office:value="318991" calcext:value-type="float">
            <text:p>318991</text:p>
          </table:table-cell>
          <table:table-cell office:value-type="float" office:value="82092" calcext:value-type="float">
            <text:p>82092</text:p>
          </table:table-cell>
          <table:table-cell office:value-type="float" office:value="19754" calcext:value-type="float">
            <text:p>19754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table:style-name="ce4" office:value-type="string" calcext:value-type="string">
            <text:p>Camellia-128</text:p>
          </table:table-cell>
          <table:table-cell table:style-name="ce8" office:value-type="float" office:value="10693185" calcext:value-type="float">
            <text:p>10693185</text:p>
          </table:table-cell>
          <table:table-cell table:style-name="ce8" office:value-type="float" office:value="5218567" calcext:value-type="float">
            <text:p>5218567</text:p>
          </table:table-cell>
          <table:table-cell table:style-name="ce8" office:value-type="float" office:value="1714588" calcext:value-type="float">
            <text:p>1714588</text:p>
          </table:table-cell>
          <table:table-cell table:style-name="ce8" office:value-type="float" office:value="462788" calcext:value-type="float">
            <text:p>462788</text:p>
          </table:table-cell>
          <table:table-cell table:style-name="ce8" office:value-type="float" office:value="58703" calcext:value-type="float">
            <text:p>58703</text:p>
          </table:table-cell>
        </table:table-row>
        <table:table-row table:style-name="ro2">
          <table:table-cell office:value-type="string" calcext:value-type="string">
            <text:p>Aria-192</text:p>
          </table:table-cell>
          <table:table-cell office:value-type="float" office:value="975849" calcext:value-type="float">
            <text:p>975849</text:p>
          </table:table-cell>
          <table:table-cell office:value-type="float" office:value="275534" calcext:value-type="float">
            <text:p>275534</text:p>
          </table:table-cell>
          <table:table-cell office:value-type="float" office:value="69580" calcext:value-type="float">
            <text:p>69580</text:p>
          </table:table-cell>
          <table:table-cell office:value-type="float" office:value="17529" calcext:value-type="float">
            <text:p>17529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table:style-name="ce4" office:value-type="string" calcext:value-type="string">
            <text:p>Camellia-192</text:p>
          </table:table-cell>
          <table:table-cell table:style-name="ce8" office:value-type="float" office:value="9768067" calcext:value-type="float">
            <text:p>9768067</text:p>
          </table:table-cell>
          <table:table-cell table:style-name="ce8" office:value-type="float" office:value="4245318" calcext:value-type="float">
            <text:p>4245318</text:p>
          </table:table-cell>
          <table:table-cell table:style-name="ce8" office:value-type="float" office:value="1356328" calcext:value-type="float">
            <text:p>1356328</text:p>
          </table:table-cell>
          <table:table-cell table:style-name="ce8" office:value-type="float" office:value="359356" calcext:value-type="float">
            <text:p>359356</text:p>
          </table:table-cell>
          <table:table-cell table:style-name="ce8" office:value-type="float" office:value="46119" calcext:value-type="float">
            <text:p>46119</text:p>
          </table:table-cell>
        </table:table-row>
        <table:table-row table:style-name="ro2">
          <table:table-cell office:value-type="string" calcext:value-type="string">
            <text:p>Aria-256</text:p>
          </table:table-cell>
          <table:table-cell office:value-type="float" office:value="1030230" calcext:value-type="float">
            <text:p>1030230</text:p>
          </table:table-cell>
          <table:table-cell office:value-type="float" office:value="239047" calcext:value-type="float">
            <text:p>239047</text:p>
          </table:table-cell>
          <table:table-cell office:value-type="float" office:value="60590" calcext:value-type="float">
            <text:p>60590</text:p>
          </table:table-cell>
          <table:table-cell office:value-type="float" office:value="15788" calcext:value-type="float">
            <text:p>15788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table:style-name="ce4" office:value-type="string" calcext:value-type="string">
            <text:p>Camellia-256</text:p>
          </table:table-cell>
          <table:table-cell table:style-name="ce9" office:value-type="float" office:value="9911135" calcext:value-type="float">
            <text:p>9911135</text:p>
          </table:table-cell>
          <table:table-cell table:style-name="ce9" office:value-type="float" office:value="4350292" calcext:value-type="float">
            <text:p>4350292</text:p>
          </table:table-cell>
          <table:table-cell table:style-name="ce9" office:value-type="float" office:value="1322229" calcext:value-type="float">
            <text:p>1322229</text:p>
          </table:table-cell>
          <table:table-cell table:style-name="ce9" office:value-type="float" office:value="359629" calcext:value-type="float">
            <text:p>359629</text:p>
          </table:table-cell>
          <table:table-cell table:style-name="ce9" office:value-type="float" office:value="46026" calcext:value-type="float">
            <text:p>46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23:55:45.782388309</meta:creation-date>
    <dc:date>2019-05-28T00:06:46.748123427</dc:date>
    <meta:editing-duration>PT1M</meta:editing-duration>
    <meta:editing-cycles>1</meta:editing-cycles>
    <meta:document-statistic meta:table-count="1" meta:cell-count="43" meta:object-count="0"/>
    <meta:generator>LibreOffice/6.0.7.3$Linux_X86_64 LibreOffice_project/00m0$Build-3</meta:generator>
  </office:meta>
</office:document-meta>
</file>